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bbb2" officeooo:paragraph-rsid="0011bbb2" style:font-size-asian="21pt" style:font-size-complex="24pt"/>
    </style:style>
    <style:style style:name="P2" style:family="paragraph" style:parent-style-name="Standard">
      <style:text-properties fo:font-size="18pt" officeooo:rsid="0011bbb2" officeooo:paragraph-rsid="0011bbb2" style:font-size-asian="15.75pt" style:font-size-complex="18pt"/>
    </style:style>
    <style:style style:name="P3" style:family="paragraph" style:parent-style-name="Standard">
      <style:text-properties fo:font-size="18pt" officeooo:rsid="0013130f" officeooo:paragraph-rsid="0013130f" style:font-size-asian="15.75pt" style:font-size-complex="18pt"/>
    </style:style>
    <style:style style:name="P4" style:family="paragraph" style:parent-style-name="Standard">
      <style:text-properties fo:font-size="12pt" officeooo:rsid="0013130f" officeooo:paragraph-rsid="0013130f" style:font-size-asian="10.5pt" style:font-size-complex="12pt"/>
    </style:style>
    <style:style style:name="P5" style:family="paragraph" style:parent-style-name="Standard" style:list-style-name="L1">
      <style:text-properties officeooo:rsid="0013130f" officeooo:paragraph-rsid="0013130f"/>
    </style:style>
    <style:style style:name="P6" style:family="paragraph" style:parent-style-name="Standard" style:list-style-name="L1">
      <style:text-properties officeooo:paragraph-rsid="0013130f"/>
    </style:style>
    <style:style style:name="P7" style:family="paragraph" style:parent-style-name="Standard" style:master-page-name="">
      <style:paragraph-properties style:page-number="auto"/>
      <style:text-properties fo:font-size="12pt" officeooo:rsid="0013130f" officeooo:paragraph-rsid="0013130f" style:font-size-asian="10.5pt" style:font-size-complex="12pt"/>
    </style:style>
    <style:style style:name="P8" style:family="paragraph" style:parent-style-name="Standard" style:list-style-name="L1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paragraph-rsid="0013130f"/>
    </style:style>
    <style:style style:name="P9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3130f" style:font-size-asian="10.5pt" style:font-size-complex="12pt"/>
    </style:style>
    <style:style style:name="T1" style:family="text">
      <style:text-properties officeooo:rsid="0013130f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3130f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for Project 1 <text:span text:style-name="T1">Scalability </text:span>Tests</text:p>
      <text:p text:style-name="P2">Sabin Raj Tiwari</text:p>
      <text:p text:style-name="P2">CMSC 621</text:p>
      <text:p text:style-name="P2"/>
      <text:p text:style-name="P3">Test 1</text:p>
      <text:p text:style-name="P4"/>
      <text:p text:style-name="P4">The first test case has the following scenarios:</text:p>
      <text:list xml:id="list592253936671825101" text:style-name="L1">
        <text:list-item>
          <text:p text:style-name="P5"><text:span text:style-name="T2">1 client sending transactions at interval of 0.5s.</text:span></text:p>
        </text:list-item>
        <text:list-item>
          <text:p text:style-name="P5"><text:span text:style-name="T2">20 clients sending transactions at interval of 0.5s. </text:span></text:p>
        </text:list-item>
        <text:list-item>
          <text:p text:style-name="P5"><text:span text:style-name="T2">40 clients sending transactions at interval of 0.5s. </text:span></text:p>
        </text:list-item>
        <text:list-item>
          <text:p text:style-name="P5"><text:span text:style-name="T2">60 clients sending transactions at interval of 0.5s. </text:span></text:p>
        </text:list-item>
        <text:list-item>
          <text:p text:style-name="P5"><text:span text:style-name="T2">80 clients sending transactions at interval of 0.5s. </text:span></text:p>
        </text:list-item>
        <text:list-item>
          <text:p text:style-name="P5"><text:span text:style-name="T2">100 clients sending transactions at interval of 0.5s. </text:span></text:p>
          <text:p text:style-name="P6"><text:span text:style-name="T3"/></text:p>
          <text:p text:style-name="P8"><text:span text:style-name="T3">The graph below shows the average time taken for transactions for each of the runs. </text:span></text:p>
        </text:list-item>
      </text:list>
      <text:p text:style-name="P4"/>
      <text:p text:style-name="P3">Test 2</text:p>
      <text:p text:style-name="P4"/>
      <text:p text:style-name="P7">The second test case has the following scenarios:</text:p>
      <text:list xml:id="list175034036329872" text:continue-numbering="true" text:style-name="L1">
        <text:list-item>
          <text:p text:style-name="P5"><text:span text:style-name="T2">20 client sending transactions at interval of 0.0s.</text:span></text:p>
        </text:list-item>
        <text:list-item>
          <text:p text:style-name="P5"><text:span text:style-name="T2">20 clients sending transactions at interval of 0.2s. </text:span></text:p>
        </text:list-item>
        <text:list-item>
          <text:p text:style-name="P5"><text:span text:style-name="T2">20 clients sending transactions at interval of 0.4s. </text:span></text:p>
        </text:list-item>
        <text:list-item>
          <text:p text:style-name="P5"><text:span text:style-name="T2">20 clients sending transactions at interval of 0.6s. </text:span></text:p>
        </text:list-item>
        <text:list-item>
          <text:p text:style-name="P5"><text:span text:style-name="T2">20 clients sending transactions at interval of 0.8s. </text:span></text:p>
        </text:list-item>
        <text:list-item>
          <text:p text:style-name="P5"><text:span text:style-name="T2">20 clients sending transactions at interval of 1.0s. </text:span></text:p>
          <text:p text:style-name="P6"><text:span text:style-name="T3"/></text:p>
          <text:p text:style-name="P9">The graph below shows the average time taken for transactions for each of the run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0:11:24.597176113</meta:creation-date>
    <meta:generator>LibreOffice/5.2.2.2$Linux_X86_64 LibreOffice_project/20m0$Build-2</meta:generator>
    <dc:date>2017-03-14T17:50:31.485537328</dc:date>
    <meta:editing-duration>PT12M41S</meta:editing-duration>
    <meta:editing-cycles>2</meta:editing-cycles>
    <meta:document-statistic meta:table-count="0" meta:image-count="0" meta:object-count="0" meta:page-count="1" meta:paragraph-count="23" meta:word-count="173" meta:character-count="988" meta:non-whitespace-character-count="840"/>
  </office:meta>
</office:document-meta>
</file>